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Heading_20_1" style:master-page-name="First_20_Page">
      <style:paragraph-properties style:page-number="auto"/>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pecification describes the mechanism for sending OpenLCB-CAN information via frames on a CAN segment. </text:p>
      <text:h text:style-name="Heading_20_1" text:outline-level="1">Intended Use (Informative)</text:h>
      <text:h text:style-name="Heading_20_1" text:outline-level="1">References and Context (Normative)</text:h>
      <text:p text:style-name="Standard">This specification is in the context of the following OpenLCB-CAN Specifications:</text:p>
      <text:list xml:id="list1942816970" text:style-name="L1">
        <text:list-item>
          <text:p text:style-name="P10">The OpenLCB-CAN Physical Layer specification, which specifies the physical layer for transporting OpenLCB-CAN frames</text:p>
        </text:list-item>
        <text:list-item>
          <text:p text:style-name="P10">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For more information on format and presentation, see: </text:p>
      <text:list xml:id="list176621410" text:style-name="L2">
        <text:list-item>
          <text:p text:style-name="P11">OpenLCB Common Information Technical Note</text:p>
        </text:list-item>
      </text:list>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ext:soft-page-break/>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e sending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by specific message definitions elsewhere.</text:p>
      <text:h text:style-name="Heading_20_1" text:outline-level="1">States</text:h>
      <text:p text:style-name="Standard">The frame transfer layer of a node has two states:</text:p>
      <text:list xml:id="list394296971" text:style-name="L3">
        <text:list-item>
          <text:p text:style-name="P12">Inhibited</text:p>
        </text:list-item>
        <text:list-item>
          <text:p text:style-name="P12">Permitted</text:p>
        </text:list-item>
      </text:list>
      <text:p text:style-name="Standard">Nodes shall start in the Inhibited state.</text:p>
      <text:p text:style-name="Standard">A node in the Inhibited state may transmit Check ID Message, Reserved ID Message, and Alias Map Definition frames. A node in the Inhibited state shall not transmit any other frame type.</text:p>
      <text:p text:style-name="Standard">Nodes <text:s/>in Permitted state may transmit any frame type. </text:p>
      <text:h text:style-name="Heading_20_1" text:outline-level="1"><text:soft-page-break/>CAN-specific Control Messages and Interactions (Normative)</text:h>
      <text:p text:style-name="Standard">OpenLCB CAN control messages shall be carried in frames with a 0 in the Frame Type field. </text:p>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Messag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Message</text:p>
          </table:table-cell>
          <table:table-cell table:style-name="Table3.A2" office:value-type="string">
            <text:p text:style-name="Standard">0x0703</text:p>
          </table:table-cell>
          <table:table-cell table:style-name="Table3.C2" office:value-type="string">
            <text:p text:style-name="Standard">None</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Reserving a Node ID Alias</text:h>
      <text:p text:style-name="Standard">To reserve a Node ID alias while in the Inhibited state, a node shall:</text:p>
      <text:list xml:id="list1702799857" text:style-name="L4">
        <text:list-item>
          <text:p text:style-name="P13">Generate a new tentative source Node ID alias value</text:p>
        </text:list-item>
        <text:list-item>
          <text:p text:style-name="P13">Transmits a Check ID Message (CIM) with MMM = 0x7, the least significant 12 bits of the full Node ID in the NNNN, NNNN, NNNN remaining twelve bits of the Variable Field, and the tentative source Node ID alias value in the Source NID Alias field.</text:p>
        </text:list-item>
      </text:list>
      <text:list xml:id="list1330775932" text:style-name="L5">
        <text:list-item>
          <text:p text:style-name="P14">Repeat that three more times with MMM = 0x6, x5 and 0x4, respectively, with each message carrying the next lower 12 bits of the full Node ID value, and the frames carrying the same tentative source Node ID alias value in the Source NID Alias field.</text:p>
        </text:list-item>
      </text:list>
      <text:list xml:id="list49564874" text:style-name="L6">
        <text:list-item>
          <text:p text:style-name="P15">Transmit a Reserve ID Message (RIM) with the tentative source Node ID alias value n the Source NID Alias field.</text:p>
        </text:list-item>
      </text:list>
      <text:p text:style-name="Standard"><text:soft-page-break/></text:p>
      <text:p text:style-name="Standard">(What to do when something goes wrong)</text:p>
      <text:p text:style-name="Standard">If error, step the algorithm in a standard way and repeat until success. </text:p>
      <text:h text:style-name="Heading_20_3" text:outline-level="3">Transition to Permitted State</text:h>
      <text:p text:style-name="Standard">To transition from the Inhibited state to the Permitted state, a node shall, in order:</text:p>
      <text:list xml:id="list1701325184" text:style-name="L7">
        <text:list-item>
          <text:p text:style-name="P16">Have or obtain a valid reserved Node ID alias</text:p>
        </text:list-item>
        <text:list-item>
          <text:p text:style-name="P16">Transmit a Alias Map Definition (AMD) message with the node's reserved Node ID alias and Node ID</text:p>
        </text:list-item>
      </text:list>
      <text:h text:style-name="Heading_20_3" text:outline-level="3">Node ID Alias validation</text:h>
      <text:p text:style-name="Standard">A node in Permitted state receiving a Alias Mapping Enquiry Message shall compare the full Node ID in the CAN data segment to the node's own Node ID. If and only if they match in length and content and the receiving node is in Permitted state, the node shall reply with a Alias Map Definition Message carrying the node's full Node ID in the data segment of the frame.</text:p>
      <text:p text:style-name="Standard">A node in Permitted state receiving a Alias Mapping Enquiry Message with no data content shall reply with a Alias Map Definition Message carrying the node's full Node ID in the data segment of the frame.</text:p>
      <text:p text:style-name="Standard">A node in Inhibited state shall not reply to a Alias Mapping Enquiry Message.</text:p>
      <text:h text:style-name="Heading_20_3" text:outline-level="3">Transition to Inhibited State</text:h>
      <text:p text:style-name="Standard">To transition from the Permitted state to the Inhibited state, a node shall successfully transmit an Alias Map Reset Message with the node's reserved Node ID alias and Node ID.</text:p>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Say something about “nearby-but-different Node IDs should generally” be different aliases. How phrase that? <text:s/>Foot note on testing?</text:p>
      <text:p text:style-name="Standard">(algorithm is recommended in tech note, but not required; see also discussion of what makes a good algorithm)</text:p>
      <text:h text:style-name="Heading_20_1" text:outline-level="1">OpenLCB Message Format</text:h>
      <text:p text:style-name="Standard">OpenLCB common messages shall be carried in frames with a 1 in the Frame Type field. They shall contain message type information and/or address information in the 15-bit variable field, and zero to eight CAN data bytes.</text:p>
      <text:p text:style-name="Standard"><text:soft-page-break/>For OpenLCB messages, the variable field shall be used in one of two forms:</text:p>
      <text:list xml:id="list168266938" text:style-name="L8">
        <text:list-item>
          <text:p text:style-name="P17">Unaddressed messages – messages that don't have a destination address put the low 12 bits of the MTI in the variable field – shall be formatte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1714606769" text:style-name="L9">
        <text:list-item>
          <text:p text:style-name="P18">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Frame Format (Normative)<text:tab/>1</text:p>
          <text:p text:style-name="P20"><text:s/>5 States<text:tab/>2</text:p>
          <text:p text:style-name="P20"><text:s/>6 CAN-specific Control Messages and Interactions (Normative)<text:tab/>3</text:p>
          <text:p text:style-name="P21"><text:soft-page-break/><text:s/>6.1 Control Message Format<text:tab/>3</text:p>
          <text:p text:style-name="P21"><text:s/>6.2 Interactions<text:tab/>3</text:p>
          <text:p text:style-name="P22"><text:s/>6.2.1 Reserving a Node ID Alias<text:tab/>3</text:p>
          <text:p text:style-name="P22"><text:s/>6.2.2 Transition to Permitted State<text:tab/>4</text:p>
          <text:p text:style-name="P22"><text:s/>6.2.3 Node ID Alias validation<text:tab/>4</text:p>
          <text:p text:style-name="P22"><text:s/>6.2.4 Transition to Inhibited State<text:tab/>4</text:p>
          <text:p text:style-name="P21"><text:s/>6.3 Node ID Alias Generation<text:tab/>4</text:p>
          <text:p text:style-name="P20"><text:s/>7 OpenLCB Message Format<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3T23:24:26">10/13/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80" text:date-value="2010-10-13T23:24:26">13. Oct. 2010</text:date></text:p>
            </table:table-cell>
            <table:table-cell table:style-name="Table1.C1" office:value-type="string">
              <text:p text:style-name="MP8">Preliminary</text:p>
            </table:table-cell>
          </table:table-row>
        </table:table>
        <text:p text:style-name="Header"/>
      </style:header>
      <style:footer>
        <text:p text:style-name="MP9"><text:span text:style-name="MT4">Copyright 2009, by J. Day, D. Harris, B. Jacobse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3T23:24:26">10/13/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14</meta:editing-cycles>
    <meta:editing-duration>PT16H25M16S</meta:editing-duration>
    <meta:generator>OpenOffice.org/3.2$Unix OpenOffice.org_project/320m18$Build-9502</meta:generator>
    <dc:date>2010-10-13T23:24:25</dc:date>
    <dc:creator>Bob Jacobsen</dc:creator>
    <meta:keyword>OpenLCB-CANFrame Transfer</meta:keyword>
    <meta:document-statistic meta:table-count="5" meta:image-count="1" meta:object-count="0" meta:page-count="6" meta:paragraph-count="150" meta:word-count="1330" meta:character-count="7938"/>
    <meta:user-defined meta:name="Info 1"/>
    <meta:user-defined meta:name="Info 2"/>
    <meta:user-defined meta:name="Info 3"/>
    <meta:user-defined meta:name="Info 4"/>
  </office:meta>
</office:document-meta>
</file>